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1" fo:font-size="14pt" fo:font-weight="bold" officeooo:rsid="001d048b" officeooo:paragraph-rsid="001d048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Roboto1" fo:font-size="14pt" fo:font-weight="bold" officeooo:rsid="001d048b" officeooo:paragraph-rsid="001d048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Roboto1" fo:font-size="14pt" fo:font-weight="bold" officeooo:rsid="001ee80e" officeooo:paragraph-rsid="001ee80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Roboto1" fo:font-size="12pt" fo:font-weight="normal" officeooo:rsid="001ee80e" officeooo:paragraph-rsid="001ee80e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Roboto1" fo:font-size="12pt" fo:font-weight="normal" officeooo:rsid="001ee80e" officeooo:paragraph-rsid="001ee80e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Roboto1" fo:font-size="12pt" fo:font-weight="normal" officeooo:rsid="001ee80e" officeooo:paragraph-rsid="0023f22a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Roboto1" fo:font-size="12pt" fo:font-weight="normal" officeooo:rsid="0023e820" officeooo:paragraph-rsid="0024de57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20c37f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24de57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211ca7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2299dc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ee80e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288ab9"/>
    </style:style>
    <style:style style:name="T1" style:family="text">
      <style:text-properties style:font-name="Roboto1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Roboto1" fo:font-size="12pt" fo:font-weight="normal" officeooo:rsid="001ee80e" style:font-size-asian="10.5pt" style:font-weight-asian="normal" style:font-size-complex="12pt" style:font-weight-complex="normal"/>
    </style:style>
    <style:style style:name="T3" style:family="text">
      <style:text-properties style:font-name="Roboto1" fo:font-size="12pt" fo:font-weight="normal" officeooo:rsid="0020c37f" style:font-size-asian="10.5pt" style:font-weight-asian="normal" style:font-size-complex="12pt" style:font-weight-complex="normal"/>
    </style:style>
    <style:style style:name="T4" style:family="text">
      <style:text-properties style:font-name="Roboto1" fo:font-size="12pt" fo:font-weight="normal" officeooo:rsid="00211ca7" style:font-size-asian="10.5pt" style:font-weight-asian="normal" style:font-size-complex="12pt" style:font-weight-complex="normal"/>
    </style:style>
    <style:style style:name="T5" style:family="text">
      <style:text-properties style:font-name="Roboto1" fo:font-size="12pt" fo:font-weight="normal" officeooo:rsid="002299dc" style:font-size-asian="10.5pt" style:font-weight-asian="normal" style:font-size-complex="12pt" style:font-weight-complex="normal"/>
    </style:style>
    <style:style style:name="T6" style:family="text">
      <style:text-properties style:font-name="Roboto1" fo:font-size="12pt" fo:font-weight="normal" officeooo:rsid="0024de57" style:font-size-asian="10.5pt" style:font-weight-asian="normal" style:font-size-complex="12pt" style:font-weight-complex="normal"/>
    </style:style>
    <style:style style:name="T7" style:family="text">
      <style:text-properties style:font-name="Roboto1" fo:font-size="12pt" fo:font-weight="normal" officeooo:rsid="00288ab9" style:font-size-asian="10.5pt" style:font-weight-asian="normal" style:font-size-complex="12pt" style:font-weight-complex="normal"/>
    </style:style>
    <style:style style:name="T8" style:family="text">
      <style:text-properties officeooo:rsid="001ee80e"/>
    </style:style>
    <style:style style:name="T9" style:family="text">
      <style:text-properties officeooo:rsid="0024de5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de estudos</text:p>
      <text:p text:style-name="P2"/>
      <text:p text:style-name="P3">Google:</text:p>
      <text:p text:style-name="P4"/>
      <text:list xml:id="list842901296" text:style-name="L1">
        <text:list-item>
          <text:p text:style-name="P5">Data Structures</text:p>
          <text:list>
            <text:list-item>
              <text:p text:style-name="P5">Array</text:p>
              <text:list>
                <text:list-item>
                  <text:p text:style-name="P6"><text:a xlink:type="simple" xlink:href="https://www.w3schools.com/js/js_arrays.asp" office:target-frame-name="_top" xlink:show="replace" text:style-name="Internet_20_link" text:visited-style-name="Visited_20_Internet_20_Link">JS Arrays</text:a></text:p>
                </text:list-item>
                <text:list-item>
                  <text:p text:style-name="P8"><text:span text:style-name="T2">5501 – Week 2 – Data Structures: What? and Why? (~</text:span><text:span text:style-name="T3">4</text:span><text:span text:style-name="T2">0 min)</text:span></text:p>
                </text:list-item>
              </text:list>
            </text:list-item>
            <text:list-item>
              <text:p text:style-name="P5">Linked Lists</text:p>
              <text:list>
                <text:list-item>
                  <text:p text:style-name="P9"><text:span text:style-name="T2">5501 – Week 2 – </text:span><text:span text:style-name="T6">Intro. To Alg – Chapter 10.2</text:span><text:span text:style-name="T2"> (~</text:span><text:span text:style-name="T6">4</text:span><text:span text:style-name="T2">0 min)</text:span></text:p>
                </text:list-item>
              </text:list>
            </text:list-item>
            <text:list-item>
              <text:p text:style-name="P5">Stack</text:p>
              <text:list>
                <text:list-item>
                  <text:p text:style-name="P7"><text:span text:style-name="T8">5501 – Week 2 – </text:span><text:span text:style-name="T9">Intro. To Alg – Chapter 10.1</text:span><text:span text:style-name="T8"> (~</text:span><text:span text:style-name="T9">2</text:span><text:span text:style-name="T8">0 min)</text:span></text:p>
                </text:list-item>
              </text:list>
            </text:list-item>
            <text:list-item>
              <text:p text:style-name="P5">Queue</text:p>
              <text:list>
                <text:list-item>
                  <text:p text:style-name="P7"><text:span text:style-name="T8">5501 – Week 2 – </text:span><text:span text:style-name="T9">Intro. To Alg – Chapter 10.1</text:span><text:span text:style-name="T8"> (~</text:span><text:span text:style-name="T9">2</text:span><text:span text:style-name="T8">0 min)</text:span></text:p>
                </text:list-item>
              </text:list>
            </text:list-item>
            <text:list-item>
              <text:p text:style-name="P5">Set</text:p>
              <text:list>
                <text:list-item>
                  <text:p text:style-name="P13"><text:a xlink:type="simple" xlink:href="https://www.w3schools.com/js/js_object_sets.asp" text:style-name="Internet_20_link" text:visited-style-name="Visited_20_Internet_20_Link"><text:span text:style-name="T7">W3 Schools Sets</text:span></text:a></text:p>
                </text:list-item>
              </text:list>
            </text:list-item>
            <text:list-item>
              <text:p text:style-name="P5">Map</text:p>
              <text:list>
                <text:list-item>
                  <text:p text:style-name="P6"><text:a xlink:type="simple" xlink:href="https://www.w3schools.com/js/js_maps.asp" office:target-frame-name="_top" xlink:show="replace" text:style-name="Internet_20_link" text:visited-style-name="Visited_20_Internet_20_Link">JS Maps</text:a></text:p>
                </text:list-item>
                <text:list-item>
                  <text:p text:style-name="P10"><text:span text:style-name="T4">5501 – Week 2 – </text:span><text:span text:style-name="T1">Hashtables – Introduction </text:span><text:span text:style-name="T4">(~40min)</text:span></text:p>
                </text:list-item>
                <text:list-item>
                  <text:p text:style-name="P10"><text:span text:style-name="T4">5501 – Week 3 – </text:span><text:span text:style-name="T1">Hash Functions </text:span><text:span text:style-name="T4">(~1h)</text:span></text:p>
                </text:list-item>
                <text:list-item>
                  <text:p text:style-name="P11"><text:span text:style-name="T4">5501 – Week </text:span><text:span text:style-name="T5">4</text:span><text:span text:style-name="T4"> – Open Address Hashtables (~1h)</text:span></text:p>
                </text:list-item>
                <text:list-item>
                  <text:p text:style-name="P11"><text:span text:style-name="T4">5501 – Week </text:span><text:span text:style-name="T5">4</text:span><text:span text:style-name="T4"> – Perfect and Cuckoo Hashing (~1h)</text:span></text:p>
                </text:list-item>
              </text:list>
            </text:list-item>
            <text:list-item>
              <text:p text:style-name="P5">Binary Tree</text:p>
              <text:list>
                <text:list-item>
                  <text:p text:style-name="P8"><text:span text:style-name="T2">5502 - Week 1 - </text:span><text:span text:style-name="T1">BSTrees - Introduction and Properties</text:span><text:span text:style-name="T2"> (~</text:span><text:span text:style-name="T3">50min</text:span><text:span text:style-name="T2">)</text:span></text:p>
                </text:list-item>
                <text:list-item>
                  <text:p text:style-name="P8"><text:span text:style-name="T2">5502 - Week 1 - BSTrees - Insertion and Deletion (~</text:span><text:span text:style-name="T3">50min</text:span><text:span text:style-name="T2">)</text:span></text:p>
                </text:list-item>
              </text:list>
            </text:list-item>
            <text:list-item>
              <text:p text:style-name="P5">Heap</text:p>
              <text:list>
                <text:list-item>
                  <text:p text:style-name="P8"><text:span text:style-name="T2">5501 – Week 2 – </text:span><text:span text:style-name="T1">Heap Data Structure - </text:span><text:span text:style-name="T2">(~</text:span><text:span text:style-name="T3">50min</text:span><text:span text:style-name="T2">)</text:span></text:p>
                </text:list-item>
                <text:list-item>
                  <text:p text:style-name="P11"><text:span text:style-name="T2">5</text:span><text:span text:style-name="T4">501 – Week 2 – </text:span><text:span text:style-name="T1">Primitives: Bubble Up and Bubble Down </text:span><text:span text:style-name="T4">(~</text:span><text:span text:style-name="T5">50</text:span><text:span text:style-name="T4">m)</text:span></text:p>
                </text:list-item>
                <text:list-item>
                  <text:p text:style-name="P11"><text:span text:style-name="T5">5501 – Week 2 – </text:span><text:span text:style-name="T4">Heap Operations </text:span><text:span text:style-name="T5">(~50m)</text:span></text:p>
                </text:list-item>
              </text:list>
            </text:list-item>
            <text:list-item>
              <text:p text:style-name="P5">Graph:</text:p>
              <text:list>
                <text:list-item>
                  <text:p text:style-name="P12"><text:span text:style-name="T2">5502 – </text:span><text:span text:style-name="T3">Week 2 - Graphs and their Representations (~40min)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16T15:32:30.835114681</meta:creation-date>
    <dc:date>2022-03-19T23:13:21.799543464</dc:date>
    <meta:editing-duration>PT13M44S</meta:editing-duration>
    <meta:editing-cycles>5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29" meta:word-count="173" meta:character-count="901" meta:non-whitespace-character-count="757"/>
  </office:meta>
</office:document-meta>
</file>